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B106]-[.C106]" office:value-type="float" office:value="21">
            <text:p>21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107]-[.C107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8])" office:value-type="float" office:value="721">
            <text:p>721</text:p>
          </table:table-cell>
          <table:table-cell table:formula="of:=SUM([.C3:.C108])" office:value-type="float" office:value="694">
            <text:p>694</text:p>
          </table:table-cell>
          <table:table-cell table:formula="of:=SUM([.D3:.D108])" office:value-type="float" office:value="27">
            <text:p>27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28T09:25:02</dc:date>
    <meta:editing-duration>P13DT23H58M48S</meta:editing-duration>
    <meta:editing-cycles>1797</meta:editing-cycles>
    <meta:generator>LibreOffice/3.5$Linux_X86_64 LibreOffice_project/350m1$Build-2</meta:generator>
    <dc:creator>tristram </dc:creator>
    <meta:document-statistic meta:table-count="1" meta:cell-count="435" meta:object-count="0"/>
  </office:meta>
</office:document-meta>
</file>